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/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5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7" table:on-update-keep-styles="true" table:on-update-keep-size="false"/>
        <table:database-range table:name="developer_table" table:target-range-address="developer.A2:developer.I1067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8:11:19.78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9:12:34.496000000</dc:date>
    <meta:editing-duration>P2DT22H26M2S</meta:editing-duration>
    <meta:editing-cycles>1136</meta:editing-cycles>
    <meta:document-statistic meta:table-count="4" meta:cell-count="366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